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D00000151A447C2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2.548cm" fo:min-width="24.9cm" fo:padding-top="0.254cm" fo:padding-bottom="0.254cm" fo:padding-left="0.25cm" fo:padding-right="0.25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774cm" fo:min-width="11.918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2.774cm" fo:min-width="12.2cm" fo:padding-top="0.254cm" fo:padding-bottom="0.254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4.674cm" fo:min-width="13.047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bottom" draw:auto-grow-height="false" draw:fit-to-size="false" fo:min-height="2.59cm" fo:min-width="25.662cm" fo:padding-top="0.254cm" fo:padding-bottom="0.254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956cm" fo:min-width="12.291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956cm" fo:min-width="12.581cm" fo:padding-top="0.254cm" fo:padding-bottom="0.254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4.879cm" fo:min-width="13.45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11.425cm" fo:min-width="24.7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style:text-properties fo:color="#cc0000" fo:font-weight="bold" style:font-weight-asian="bold" style:font-weight-complex="bold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loext:graphic-properties draw:fill-color="#ffffff"/>
      <style:paragraph-properties fo:text-align="start"/>
      <style:text-properties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.635cm">
        <style:tab-stops>
          <style:tab-stop style:position="0cm"/>
        </style:tab-stops>
      </style:paragraph-properties>
    </style:style>
    <style:style style:name="P9" style:family="paragraph">
      <loext:graphic-properties draw:fill="bitmap" draw:fill-image-name="Bitmape_20_2" style:repeat="stretch"/>
      <style:paragraph-properties fo:text-align="start"/>
      <style:text-properties fo:font-size="18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color="#cc0000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da0002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a00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><text:span text:style-name="T1">Mastering asyncio applications</text:span></text:p>
            <text:p/>
            <text:p><text:span text:style-name="T2">Andrew Svetlov</text:span></text:p>
            <text:p/>
            <text:p><text:span text:style-name="T3"><text:a xlink:href="mailto:andrew.svetlov@gmail.com" xlink:type="simple">andrew.svetlov@gmail.com</text:a></text:span></text:p>
            <text:p><text:span text:style-name="T3"/></text:p>
            <text:p><text:span text:style-name="T3">https://github.com/asvetlov/europython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About me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5">Python core developer</text:span></text:p>
              </text:list-item>
              <text:list-item>
                <text:p text:style-name="P3"><text:span text:style-name="T6">asyncio </text:span><text:span text:style-name="T5">library co-author</text:span></text:p>
              </text:list-item>
              <text:list-item>
                <text:p text:style-name="P3"><text:span text:style-name="T6">aiohttp </text:span><text:span text:style-name="T5">co-creator</text:span></text:p>
              </text:list-item>
              <text:list-item>
                <text:p text:style-name="P3"><text:span text:style-name="T5">Co-founder of aio-libs community (bunch asyncio-based libraries)</text:span><text:span text:style-name="T5"> : aiopg, aiozmq, aioredis, aiomysql, aioes, aiocouchdb, aiohttp_jinja2, aiohttp_session, aiorwlock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name="TextShape 1" draw:style-name="gr2" draw:text-style-name="P6" draw:layer="layout" svg:width="25.399cm" svg:height="3.055cm" svg:x="1.27cm" svg:y="0.572cm">
          <text:p text:style-name="P5"><text:span text:style-name="T7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2.417cm" svg:height="13.281cm" svg:x="1.27cm" svg:y="4.117cm">
          <text:p text:style-name="P5"><text:span text:style-name="T8">aiohttp</text:span></text:p>
          <text:p text:style-name="P5"><text:span text:style-name="T8">aiopg</text:span></text:p>
          <text:p text:style-name="P5"><text:span text:style-name="T8">aiomysql</text:span></text:p>
          <text:p text:style-name="P5"><text:span text:style-name="T8">aioredis</text:span></text:p>
          <text:p text:style-name="P5"><text:span text:style-name="T8">aiozmq </text:span></text:p>
          <text:p text:style-name="P5"><text:span text:style-name="T8">aioes</text:span></text:p>
          <text:p text:style-name="P5"><text:span text:style-name="T8">aiomcache</text:span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7" draw:layer="layout" svg:width="12.699cm" svg:height="13.281cm" svg:x="13.971cm" svg:y="4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" draw:text-style-name="P6" draw:layer="layout" svg:width="13.546cm" svg:height="14.923cm" svg:x="13.124cm" svg:y="4.127cm">
          <text:p text:style-name="P5"><text:span text:style-name="T8">aiohttp_jinja2</text:span></text:p>
          <text:p text:style-name="P5"><text:span text:style-name="T8">aiohttp_session</text:span></text:p>
          <text:p text:style-name="P5"><text:span text:style-name="T8">aiorwlock</text:span></text:p>
          <text:p text:style-name="P5"><text:span text:style-name="T8">aiokafka</text:span></text:p>
          <text:p text:style-name="P5"><text:span text:style-name="T8"/></text:p>
          <text:p text:style-name="P5"><text:span text:style-name="T8">aiocouchdb </text:span></text:p>
          <text:p text:style-name="P5"><text:span text:style-name="T8">aio-s3</text:span></text:p>
          <text:p text:style-name="P5"><text:span text:style-name="T8">aio-beanstalk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name="TextShape 1" draw:style-name="gr6" draw:text-style-name="P6" draw:layer="layout" svg:width="26.161cm" svg:height="3.097cm" svg:x="1.27cm" svg:y="0.572cm">
          <text:p text:style-name="P5"><text:span text:style-name="T7">Today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6" draw:layer="layout" svg:width="12.79cm" svg:height="13.463cm" svg:x="1.27cm" svg:y="4.166cm">
          <text:p text:style-name="P5"><text:span text:style-name="T8">aiodns</text:span></text:p>
          <text:p text:style-name="P5"><text:span text:style-name="T8">asyncio-mongo</text:span></text:p>
          <text:p text:style-name="P5"><text:span text:style-name="T8">aioamqp</text:span></text:p>
          <text:p text:style-name="P5"><text:span text:style-name="T8">aioetcd</text:span></text:p>
          <text:p text:style-name="P5"><text:span text:style-name="T8">qualmash (Qt)</text:span></text:p>
          <text:p text:style-name="P5"><text:span text:style-name="T8">aiogevent</text:span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7" draw:layer="layout" svg:width="13.08cm" svg:height="13.463cm" svg:x="14.352cm" svg:y="4.1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6" draw:layer="layout" svg:width="13.953cm" svg:height="15.128cm" svg:x="13.479cm" svg:y="4.176cm">
          <text:p text:style-name="P5"><text:span text:style-name="T8">asyncssh </text:span></text:p>
          <text:p text:style-name="P5"><text:span text:style-name="T8">irc3</text:span></text:p>
          <text:p text:style-name="P5"><text:span text:style-name="T8">autobahn</text:span></text:p>
          <text:p text:style-name="P5"><text:span text:style-name="T8">pulsar</text:span></text:p>
          <text:p text:style-name="P5"><text:span text:style-name="T8">aiogreen (eventlet)</text:span></text:p>
          <text:p text:style-name="P5"><text:span text:style-name="T8">gbulb (GLib)</text:span></text:p>
          <text:p text:style-name="P5"><text:span text:style-name="T8">rose (libuv)</text:span></text:p>
          <text:p text:style-name="P5"><text:span text:style-name="T8">aiomultiprocessing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name="Shape 101" presentation:style-name="pr5" draw:text-style-name="P7" draw:layer="layout" svg:width="25.199cm" svg:height="3.499cm" svg:x="1.4cm" svg:y="0.842cm" presentation:class="title" presentation:user-transformed="true">
          <draw:text-box>
            <text:p text:style-name="P8"><text:span text:style-name="T9">Timeline</text:span></text:p>
          </draw:text-box>
        </draw:frame>
        <draw:custom-shape draw:name="Shape 102" draw:style-name="gr10" draw:text-style-name="P9" draw:layer="layout" svg:width="25.199cm" svg:height="11.674cm" svg:x="1.399cm" svg:y="5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10"><text:span text:style-name="T10">Questions?</text:span></text:p>
            <text:p text:style-name="P10"><text:span text:style-name="T10"/></text:p>
            <text:p text:style-name="P10"><text:span text:style-name="T2">andrew.svetlov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201000002DD00000151A447C20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11:51:46.204335211</meta:creation-date>
    <dc:date>2015-07-21T13:10:57.872209741</dc:date>
    <meta:editing-duration>PT5M30S</meta:editing-duration>
    <meta:editing-cycles>1</meta:editing-cycles>
    <meta:document-statistic meta:object-count="47"/>
    <meta:generator>LibreOffice/4.4.2.2$Linux_X86_64 LibreOffice_project/40m0$Build-2</meta:generator>
  </office:meta>
</office:document-meta>
</file>